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4" style:family="paragraph" style:parent-style-name="Standard">
      <style:text-properties fo:color="#0000ff" fo:font-size="16pt" fo:font-weight="bold" style:font-size-asian="16pt" style:font-weight-asian="bold" style:font-size-complex="16pt" style:font-weight-complex="bold"/>
    </style:style>
    <style:style style:name="P5" style:family="paragraph" style:parent-style-name="Standard">
      <style:text-properties fo:color="#0000ff" fo:font-size="16pt" fo:language="en" fo:country="US" fo:font-weight="bold" style:font-size-asian="16pt" style:font-weight-asian="bold" style:font-size-complex="16pt"/>
    </style:style>
    <style:style style:name="P6" style:family="paragraph" style:parent-style-name="Standard" style:master-page-name="Standard">
      <style:paragraph-properties style:page-number="auto"/>
      <style:text-properties fo:color="#0000ff" fo:font-size="16pt" fo:language="en" fo:country="US" fo:font-weight="bold" style:font-size-asian="16pt" style:font-weight-asian="bold" style:font-size-complex="16pt"/>
    </style:style>
    <style:style style:name="P7" style:family="paragraph" style:parent-style-name="Standard" style:list-style-name="L1">
      <style:text-properties fo:language="en" fo:country="US" fo:font-weight="bold" style:font-weight-asian="bold" style:font-weight-complex="bold"/>
    </style:style>
    <style:style style:name="P8" style:family="paragraph" style:parent-style-name="Standard" style:list-style-name="L2">
      <style:text-properties fo:color="#800000" fo:font-size="14pt" fo:font-weight="bold" style:font-size-asian="14pt" style:font-weight-asian="bold" style:font-size-complex="14pt" style:font-weight-complex="bold"/>
    </style:style>
    <style:style style:name="P9" style:family="paragraph" style:parent-style-name="Standard" style:list-style-name="L10">
      <style:text-properties fo:color="#800000" fo:font-size="14pt" fo:font-weight="bold" style:font-size-asian="14pt" style:font-weight-asian="bold" style:font-size-complex="14pt" style:font-weight-complex="bold"/>
    </style:style>
    <style:style style:name="P10" style:family="paragraph" style:parent-style-name="Standard" style:list-style-name="L3">
      <style:text-properties fo:color="#336633" fo:font-size="11pt" fo:font-weight="bold" style:font-size-asian="11pt" style:font-weight-asian="bold" style:font-size-complex="11pt" style:font-weight-complex="bold"/>
    </style:style>
    <style:style style:name="P11" style:family="paragraph" style:parent-style-name="Standard" style:list-style-name="L5">
      <style:text-properties fo:color="#336633" fo:font-size="11pt" fo:font-weight="bold" style:font-size-asian="11pt" style:font-weight-asian="bold" style:font-size-complex="11pt" style:font-weight-complex="bold"/>
    </style:style>
    <style:style style:name="P12" style:family="paragraph" style:parent-style-name="Standard" style:list-style-name="L6">
      <style:text-properties fo:color="#336633" fo:font-size="11pt" fo:font-weight="bold" style:font-size-asian="11pt" style:font-weight-asian="bold" style:font-size-complex="11pt" style:font-weight-complex="bold"/>
    </style:style>
    <style:style style:name="P13" style:family="paragraph" style:parent-style-name="Standard" style:list-style-name="L7">
      <style:text-properties fo:color="#336633" fo:font-size="11pt" fo:font-weight="bold" style:font-size-asian="11pt" style:font-weight-asian="bold" style:font-size-complex="11pt" style:font-weight-complex="bold"/>
    </style:style>
    <style:style style:name="P14" style:family="paragraph" style:parent-style-name="Standard" style:list-style-name="L8">
      <style:text-properties fo:color="#336633" fo:font-size="11pt" fo:font-weight="bold" style:font-size-asian="11pt" style:font-weight-asian="bold" style:font-size-complex="11pt" style:font-weight-complex="bold"/>
    </style:style>
    <style:style style:name="P15" style:family="paragraph" style:parent-style-name="Standard" style:list-style-name="L11">
      <style:text-properties fo:color="#336633" fo:font-size="11pt" fo:font-weight="bold" style:font-size-asian="11pt" style:font-weight-asian="bold" style:font-size-complex="11pt" style:font-weight-complex="bold"/>
    </style:style>
    <style:style style:name="P16" style:family="paragraph" style:parent-style-name="Standard" style:list-style-name="L11">
      <style:paragraph-properties fo:text-align="start" style:justify-single-word="false"/>
      <style:text-properties fo:color="#336633" fo:font-size="11pt" fo:font-weight="bold" style:font-size-asian="11pt" style:font-weight-asian="bold" style:font-size-complex="11pt" style:font-weight-complex="bold"/>
    </style:style>
    <style:style style:name="P17" style:family="paragraph" style:parent-style-name="Standard" style:list-style-name="L6">
      <style:text-properties fo:color="#336633" fo:font-weight="bold" style:font-weight-asian="bold" style:font-weight-complex="bold"/>
    </style:style>
    <style:style style:name="P18" style:family="paragraph" style:parent-style-name="Standard" style:list-style-name="L4">
      <style:text-properties fo:color="#3333ff" fo:font-size="12pt" fo:font-weight="bold" style:font-size-asian="12pt" style:font-weight-asian="bold" style:font-size-complex="12pt" style:font-weight-complex="bold"/>
    </style:style>
    <style:style style:name="P19" style:family="paragraph" style:parent-style-name="Standard" style:list-style-name="L8"/>
    <style:style style:name="P20" style:family="paragraph" style:parent-style-name="Standard" style:list-style-name="L9">
      <style:text-properties fo:font-size="14pt" fo:font-weight="bold" style:font-size-asian="14pt" style:font-weight-asian="bold" style:font-size-complex="14pt" style:font-weight-complex="bold"/>
    </style:style>
    <style:style style:name="P21" style:family="paragraph" style:parent-style-name="Standard" style:list-style-name="L10">
      <style:text-properties fo:font-size="14pt" fo:font-weight="bold" style:font-size-asian="14pt" style:font-weight-asian="bold" style:font-size-complex="14pt" style:font-weight-complex="bold"/>
    </style:style>
    <style:style style:name="P22" style:family="paragraph" style:parent-style-name="Standard" style:list-style-name="L11">
      <style:paragraph-properties fo:text-align="start" style:justify-single-word="false"/>
      <style:text-properties fo:font-size="11pt" fo:font-weight="bold" style:font-size-asian="11pt" style:font-weight-asian="bold" style:font-size-complex="11pt" style:font-weight-complex="bold"/>
    </style:style>
    <style:style style:name="P23" style:family="paragraph" style:parent-style-name="Standard" style:list-style-name="L11">
      <style:paragraph-properties fo:text-align="start" style:justify-single-word="false"/>
      <style:text-properties fo:color="#111111" fo:font-size="11pt" fo:font-weight="bold" style:font-size-asian="11pt" style:font-weight-asian="bold" style:font-size-complex="11pt" style:font-weight-complex="bold"/>
    </style:style>
    <style:style style:name="P24" style:family="paragraph" style:parent-style-name="Standard" style:list-style-name="L11">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color="#336633" fo:font-size="11pt" fo:font-weight="bold" style:font-size-asian="11pt" style:font-weight-asian="bold" style:font-size-complex="11pt" style:font-weight-complex="bold"/>
    </style:style>
    <style:style style:name="T4" style:family="text">
      <style:text-properties officeooo:rsid="0017211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664cm" fo:text-indent="-0.635cm" fo:margin-left="4.66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299cm" fo:text-indent="-0.635cm" fo:margin-left="5.2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934cm" fo:text-indent="-0.635cm" fo:margin-left="5.93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569cm" fo:text-indent="-0.635cm" fo:margin-left="6.56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204cm" fo:text-indent="-0.635cm" fo:margin-left="7.2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839cm" fo:text-indent="-0.635cm" fo:margin-left="7.83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474cm" fo:text-indent="-0.635cm" fo:margin-left="8.47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109cm" fo:text-indent="-0.635cm" fo:margin-left="9.10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744cm" fo:text-indent="-0.635cm" fo:margin-left="9.74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379cm" fo:text-indent="-0.635cm" fo:margin-left="10.379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ject: solide</text:p>
      <text:p text:style-name="P2">This project provides:</text:p>
      <text:list xml:id="list1722903295216866557" text:style-name="L1">
        <text:list-item>
          <text:p text:style-name="P7">a web portal for searching and buying pieces for all vehicle types listed at the beginning of searching.</text:p>
        </text:list-item>
        <text:list-item>
          <text:p text:style-name="P7">An IT-tool to organize and optimize the stockage, replenishment and commission of product on depot. Otherwise the depot manager have a permanent control of his stocked products.</text:p>
        </text:list-item>
        <text:list-item>
          <text:p text:style-name="P7">A trigger of order to transporting the online commanded product from the stockage depot to the customer local. </text:p>
        </text:list-item>
      </text:list>
      <text:p text:style-name="P5">Goal of project:</text:p>
      <text:p text:style-name="P2">Creating an electronic platform contains all kind of used car pieces needed for autos reparation. <text:s/></text:p>
      <text:p text:style-name="P2">This 24/7 service platform will be a solution for searching and buying every time without physically moving <text:s/>to the seller local. <text:s/></text:p>
      <text:p text:style-name="P2">This will provide an intelligent process to find quickly the exact needed piece in the exact local. And will relieve the user of physical search stress.</text:p>
      <text:p text:style-name="P2">For the sellers, that will be a great possibility to have more customers and demands for their products. And so their over-the-time presented articles, would be more and more visited and shopped.</text:p>
      <text:p text:style-name="P2">The project solide, is not an e-commerce way to stop the traditional one, but it 's purpose a parallel way to achieve a profit increas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Solide Business process</text:p>
      <text:list xml:id="list7249117481448815874" text:style-name="L2">
        <text:list-item>
          <text:p text:style-name="P8">Depot processes:</text:p>
        </text:list-item>
      </text:list>
      <text:list xml:id="list459821806652876421" text:style-name="L3">
        <text:list-item>
          <text:list>
            <text:list-item>
              <text:list>
                <text:list-item>
                  <text:list>
                    <text:list-item>
                      <text:list>
                        <text:list-item>
                          <text:list>
                            <text:list-item>
                              <text:p text:style-name="P10">solide-oriented depot</text:p>
                            </text:list-item>
                            <text:list-item>
                              <text:p text:style-name="P10"><text:s/>Stockage process</text:p>
                            </text:list-item>
                            <text:list-item>
                              <text:p text:style-name="P10">Commission process</text:p>
                            </text:list-item>
                            <text:list-item>
                              <text:p text:style-name="P10">Replenishment of products</text:p>
                            </text:list-item>
                          </text:list>
                        </text:list-item>
                      </text:list>
                    </text:list-item>
                  </text:list>
                </text:list-item>
              </text:list>
            </text:list-item>
          </text:list>
        </text:list-item>
      </text:list>
      <text:list xml:id="list105152108275303" text:continue-list="list7249117481448815874" text:style-name="L2">
        <text:list-item>
          <text:p text:style-name="P8">Centrale workflow:</text:p>
        </text:list-item>
      </text:list>
      <text:list xml:id="list1124704311667640511" text:style-name="L4">
        <text:list-item>
          <text:list>
            <text:list-item>
              <text:list>
                <text:list-item>
                  <text:list>
                    <text:list-item>
                      <text:p text:style-name="P18">Operations</text:p>
                    </text:list-item>
                  </text:list>
                </text:list-item>
              </text:list>
            </text:list-item>
          </text:list>
        </text:list-item>
      </text:list>
      <text:list xml:id="list196776020372723655" text:style-name="L5">
        <text:list-item>
          <text:p text:style-name="P11">Depot and user accounting</text:p>
        </text:list-item>
        <text:list-item>
          <text:p text:style-name="P11">Central and local databases sysnchronisation</text:p>
        </text:list-item>
        <text:list-item>
          <text:p text:style-name="P11">Commands and Reservation</text:p>
        </text:list-item>
        <text:list-item>
          <text:p text:style-name="P11">Transport order </text:p>
        </text:list-item>
      </text:list>
      <text:list xml:id="list105150958400342" text:continue-list="list1124704311667640511" text:style-name="L4">
        <text:list-item>
          <text:list>
            <text:list-item>
              <text:list>
                <text:list-item>
                  <text:list>
                    <text:list-item>
                      <text:p text:style-name="P18">Finance</text:p>
                    </text:list-item>
                  </text:list>
                </text:list-item>
              </text:list>
            </text:list-item>
          </text:list>
        </text:list-item>
      </text:list>
      <text:list xml:id="list4797822194981171530" text:style-name="L6">
        <text:list-item>
          <text:list>
            <text:list-item>
              <text:list>
                <text:list-item>
                  <text:list>
                    <text:list-item>
                      <text:list>
                        <text:list-item>
                          <text:list>
                            <text:list-item>
                              <text:p text:style-name="P17">Bills creation</text:p>
                            </text:list-item>
                            <text:list-item>
                              <text:p text:style-name="P17">E<text:span text:style-name="T2">xecuted transport order</text:span></text:p>
                            </text:list-item>
                            <text:list-item>
                              <text:p text:style-name="P12">Supplier finance</text:p>
                            </text:list-item>
                            <text:list-item>
                              <text:p text:style-name="P12">Daily finance state Reporting <text:s/></text:p>
                            </text:list-item>
                          </text:list>
                        </text:list-item>
                      </text:list>
                    </text:list-item>
                  </text:list>
                </text:list-item>
              </text:list>
            </text:list-item>
          </text:list>
        </text:list-item>
      </text:list>
      <text:list xml:id="list105151535830908" text:continue-list="list105150958400342" text:style-name="L4">
        <text:list-item>
          <text:list>
            <text:list-item>
              <text:list>
                <text:list-item>
                  <text:list>
                    <text:list-item>
                      <text:p text:style-name="P18">Sales and Marketing</text:p>
                    </text:list-item>
                  </text:list>
                </text:list-item>
              </text:list>
            </text:list-item>
          </text:list>
        </text:list-item>
      </text:list>
      <text:list xml:id="list7246772320817497662" text:style-name="L7">
        <text:list-item>
          <text:list>
            <text:list-item>
              <text:list>
                <text:list-item>
                  <text:list>
                    <text:list-item>
                      <text:list>
                        <text:list-item>
                          <text:list>
                            <text:list-item>
                              <text:p text:style-name="P13">Tools and hardware sale</text:p>
                            </text:list-item>
                            <text:list-item>
                              <text:p text:style-name="P13">Solide services sales</text:p>
                            </text:list-item>
                            <text:list-item>
                              <text:p text:style-name="P13">Markt research </text:p>
                            </text:list-item>
                            <text:list-item>
                              <text:p text:style-name="P13">Reclamation management</text:p>
                            </text:list-item>
                          </text:list>
                        </text:list-item>
                      </text:list>
                    </text:list-item>
                  </text:list>
                </text:list-item>
              </text:list>
            </text:list-item>
          </text:list>
        </text:list-item>
      </text:list>
      <text:list xml:id="list105150316604753" text:continue-list="list105152108275303" text:style-name="L2">
        <text:list-item>
          <text:p text:style-name="P8">Transport Management:</text:p>
        </text:list-item>
      </text:list>
      <text:list xml:id="list2207281546905126115" text:style-name="L8">
        <text:list-item>
          <text:list>
            <text:list-item>
              <text:list>
                <text:list-item>
                  <text:list>
                    <text:list-item>
                      <text:list>
                        <text:list-item>
                          <text:list>
                            <text:list-item>
                              <text:p text:style-name="P14"><text:s/>Vehicles localisation</text:p>
                            </text:list-item>
                            <text:list-item>
                              <text:p text:style-name="P19"><text:span text:style-name="T3">Transport orders distribution <text:s text:c="3"/></text:span><text:span text:style-name="T1"><text:s text:c="8"/></text:span><text:s text:c="10"/></text:p>
                            </text:list-item>
                          </text:list>
                        </text:list-item>
                      </text:list>
                    </text:list-item>
                  </text:list>
                </text:list-item>
              </text:list>
            </text:list-item>
          </text:list>
        </text:list-item>
      </text:list>
      <text:list xml:id="list9028456795795639779" text:style-name="L9">
        <text:list-header>
          <text:p text:style-name="P20"/>
        </text:list-header>
      </text:list>
      <text:list xml:id="list7598614720277253480" text:style-name="L10">
        <text:list-header>
          <text:p text:style-name="P21"/>
        </text:list-header>
        <text:list-item>
          <text:p text:style-name="P9"><text:soft-page-break/>Depot processes:</text:p>
        </text:list-item>
      </text:list>
      <text:list xml:id="list2156293560752476690" text:style-name="L11">
        <text:list-item>
          <text:list>
            <text:list-item>
              <text:p text:style-name="P15">solide-oriented depot</text:p>
              <text:p text:style-name="P22">a solide-oriented depot is a depot with a unique adressable products stockage places, <text:s/>those must be one to one saved in solide database system, so that solide software can be every time capable to manage those locations and their conten<text:span text:style-name="T4">t</text:span>s.</text:p>
              <text:p text:style-name="P22">Note: Allong this document, the depot word means automaticly a solide-oriented depot.</text:p>
            </text:list-item>
          </text:list>
        </text:list-item>
        <text:list-item>
          <text:p text:style-name="P16"><text:s/>Stockage process</text:p>
          <text:list>
            <text:list-header>
              <text:p text:style-name="P22">the operator log in solide-local, and go to the window „add new article“, Here he should scan the barcode for the new article in the corresponding field, and <text:s/>entering <text:s/>others required informations „important is the storage place where to put it, and the number of pieces of this article . After add-operation, a intern number will be automaticly generated and assigned to this Article, and with this assigned number, this product will be unique identified througth all the system operations. </text:p>
              <text:p text:style-name="P22">On solide-app on the mobile device, an order for commissionier will be created, he muss bring the pieces of this Article and put them in the assigned sockage place displayed on his device. After this physically stockage operation, the commissioner will be close this stockage order on the system. In this moment this article will saved central and local and can be online accessible</text:p>
            </text:list-header>
          </text:list>
        </text:list-item>
        <text:list-item>
          <text:p text:style-name="P16"><text:s/>Commission process</text:p>
          <text:list>
            <text:list-header>
              <text:p text:style-name="P23">The operator arrange a removal order to picker. the picker bekomm this order displayed on his mobile device. the picker goes and get the goods. and gives a confirmation to the operator in his mobile device.</text:p>
              <text:p text:style-name="P23">The operator stamps the goods, that has left the depot, or will create again a stockage order and passes it to the picker.</text:p>
            </text:list-header>
          </text:list>
        </text:list-item>
        <text:list-item>
          <text:p text:style-name="P16">Replenishment of products</text:p>
          <text:p text:style-name="P16">the </text:p>
          <text:list>
            <text:list-header>
              <text:p text:style-name="P16"/>
            </text:list-header>
          </text:list>
        </text:list-item>
      </text:list>
      <text:p text:style-name="P3"/>
      <text:list xml:id="list105150402211059" text:continue-numbering="true" text:style-name="L11">
        <text:list-header>
          <text:p text:style-name="P2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27685067</meta:initial-creator>
    <meta:editing-cycles>10</meta:editing-cycles>
    <meta:creation-date>2016-03-22T09:55:00</meta:creation-date>
    <dc:date>2023-12-20T10:51:49.929061613</dc:date>
    <meta:editing-duration>PT5H20M58S</meta:editing-duration>
    <meta:generator>LibreOffice/5.1.6.2$Linux_X86_64 LibreOffice_project/10m0$Build-2</meta:generator>
    <meta:document-statistic meta:table-count="0" meta:image-count="0" meta:object-count="0" meta:page-count="3" meta:paragraph-count="48" meta:word-count="553" meta:character-count="3392" meta:non-whitespace-character-count="2878"/>
    <meta:user-defined meta:name="AppVersion">14.0000</meta:user-defined>
    <meta:user-defined meta:name="Company">Visi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